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2" style:family="graphic" style:parent-style-name="standard">
      <style:graphic-properties draw:fill="none" draw:fill-color="#83caff" draw:textarea-horizontal-align="justify" draw:textarea-vertical-align="middle" draw:auto-grow-height="false" fo:min-height="2.561cm" fo:min-width="9.518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1.576cm" fo:min-width="11.692cm"/>
    </style:style>
    <style:style style:name="gr4" style:family="graphic" style:parent-style-name="standard">
      <style:graphic-properties svg:stroke-color="#333333" draw:fill-color="#eeeeee" draw:textarea-horizontal-align="justify" draw:textarea-vertical-align="middle" draw:auto-grow-height="false" fo:min-height="1.815cm" fo:min-width="2.34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274cm" fo:min-width="4.326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2.037cm" fo:min-width="1.0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782cm" fo:min-width="5.08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5.748cm" fo:min-width="22.226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1.365cm" fo:min-width="3.4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9.5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6" style:family="graphic" style:parent-style-name="standard">
      <style:graphic-properties draw:fill-color="#83caff" draw:textarea-horizontal-align="justify" draw:textarea-vertical-align="middle" draw:auto-grow-height="false" fo:min-height="1.618cm" fo:min-width="11.717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5.013cm" fo:min-width="12.4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4.273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83caff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size="12pt" fo:font-style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63cm" svg:height="1.963cm" svg:x="5.136cm" svg:y="12.5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2" draw:layer="layout" svg:width="10.018cm" svg:height="2.811cm" svg:x="7.23cm" svg:y="7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1.826cm" svg:x="11.078cm" svg:y="12.206cm">
          <text:p text:style-name="P1">Mesos Clust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42cm" svg:height="3.302cm" svg:x="20.174cm" svg:y="6.764cm">
          <text:p text:style-name="P1">Docker</text:p>
          <text:p text:style-name="P1">Regist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21.592cm" svg:y1="10.12cm" svg:x2="21.56cm" svg:y2="12.206cm">
          <text:p/>
        </draw:line>
        <draw:custom-shape draw:style-name="gr6" draw:text-style-name="P3" xml:id="id5" draw:id="id5" draw:layer="layout" svg:width="4.826cm" svg:height="1.524cm" svg:x="7.626cm" svg:y="7.842cm">
          <text:p text:style-name="P1">Maratho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2.794cm" svg:x="3.926cm" svg:y="7.2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6" draw:layer="layout" svg:width="3.144cm" svg:height="0.962cm" svg:x="3.373cm" svg:y="10.09cm">
          <draw:text-box>
            <text:p>HA Proxy</text:p>
          </draw:text-box>
        </draw:frame>
        <draw:line draw:style-name="gr5" draw:text-style-name="P5" draw:layer="layout" svg:x1="5.912cm" svg:y1="8.604cm" svg:x2="7.266cm" svg:y2="8.604cm">
          <text:p/>
        </draw:line>
        <draw:custom-shape draw:style-name="gr9" draw:text-style-name="P3" draw:layer="layout" svg:width="1.016cm" svg:height="1.016cm" svg:x="4.682cm" svg:y="1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698cm" svg:y="12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714cm" svg:y="1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036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306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529cm" svg:height="0.962cm" svg:x="4.455cm" svg:y="15.324cm">
          <draw:text-box>
            <text:p>Zookeeper</text:p>
          </draw:text-box>
        </draw:frame>
        <draw:custom-shape draw:style-name="gr11" draw:text-style-name="P3" xml:id="id1" draw:id="id1" draw:layer="layout" svg:width="5.588cm" svg:height="2.032cm" svg:x="14.41cm" svg:y="18.332cm">
          <text:p text:style-name="P1"><text:span text:style-name="T1">Spark CLI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8.327cm" svg:y1="14.29cm" svg:x2="10.702cm" svg:y2="14.319cm" svg:d="M8327 14290l2375 29" svg:viewBox="0 0 2376 30">
          <text:p/>
        </draw:connector>
        <draw:connector draw:style-name="gr12" draw:text-style-name="P5" draw:layer="layout" draw:type="line" svg:x1="17.204cm" svg:y1="18.332cm" svg:x2="17.186cm" svg:y2="16.3cm" draw:start-shape="id1" draw:start-glue-point="0" draw:end-shape="id2" draw:end-glue-point="2" svg:d="M17204 18332l-18-2032" svg:viewBox="0 0 19 2033">
          <text:p/>
        </draw:connector>
        <draw:custom-shape draw:style-name="gr7" draw:text-style-name="P3" xml:id="id4" draw:id="id4" draw:layer="layout" svg:width="2.032cm" svg:height="2.794cm" svg:x="3.992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7" draw:layer="layout" svg:width="3.741cm" svg:height="0.962cm" svg:x="3.23cm" svg:y="1.501cm">
          <draw:text-box>
            <text:p><text:span text:style-name="T2">DSRA DNS</text:span></text:p>
          </draw:text-box>
        </draw:frame>
        <draw:custom-shape draw:style-name="gr7" draw:text-style-name="P3" xml:id="id3" draw:id="id3" draw:layer="layout" svg:width="2.032cm" svg:height="2.794cm" svg:x="9.046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7" draw:layer="layout" svg:width="4.312cm" svg:height="0.962cm" svg:x="9.03cm" svg:y="1.486cm">
          <draw:text-box>
            <text:p><text:span text:style-name="T2">MESOS DNS</text:span></text:p>
          </draw:text-box>
        </draw:frame>
        <draw:connector draw:style-name="gr5" draw:text-style-name="P5" draw:layer="layout" draw:type="line" svg:x1="9.046cm" svg:y1="4.775cm" svg:x2="6.024cm" svg:y2="4.775cm" draw:start-shape="id3" draw:start-glue-point="3" draw:end-shape="id4" svg:d="M9046 4775h-3022" svg:viewBox="0 0 3023 1">
          <text:p/>
        </draw:connector>
        <draw:frame draw:style-name="gr15" draw:text-style-name="P8" draw:layer="layout" svg:width="3.575cm" svg:height="0.763cm" svg:x="19.812cm" svg:y="5.2cm">
          <draw:text-box>
            <text:p><text:span text:style-name="T3">Docker Images</text:span></text:p>
          </draw:text-box>
        </draw:frame>
        <draw:connector draw:style-name="gr12" draw:text-style-name="P5" draw:layer="layout" draw:type="lines" svg:x1="10.062cm" svg:y1="6.172cm" svg:x2="10.039cm" svg:y2="7.842cm" draw:start-shape="id3" draw:end-shape="id5" svg:d="M10062 6172v502l-23 667v501" svg:viewBox="0 0 24 1671">
          <text:p/>
        </draw:connector>
        <draw:frame draw:style-name="gr16" draw:text-style-name="P9" draw:layer="layout" svg:width="4.215cm" svg:height="0.729cm" svg:x="19.479cm" svg:y="5.963cm">
          <draw:text-box>
            <text:p><text:span text:style-name="T4">hub.dsra.local:5000</text:span></text:p>
          </draw:text-box>
        </draw:frame>
        <draw:custom-shape draw:style-name="gr17" draw:text-style-name="P5" draw:layer="layout" svg:width="22.726cm" svg:height="15.998cm" svg:x="1.416cm" svg:y="1.3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947cm" svg:height="1.615cm" svg:x="12.912cm" svg:y="7.817cm">
          <text:p text:style-name="P1">Mesos UI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2.239cm" svg:y1="10.03cm" svg:x2="12.224cm" svg:y2="11.525cm" svg:d="M12239 10030l-15 1495" svg:viewBox="0 0 16 1496">
          <text:p/>
        </draw:connector>
        <draw:frame draw:style-name="gr19" draw:text-style-name="P9" draw:layer="layout" svg:width="2.415cm" svg:height="0.729cm" svg:x="8.875cm" svg:y="9.366cm">
          <draw:text-box>
            <text:p><text:span text:style-name="T4">marathon/</text:span></text:p>
          </draw:text-box>
        </draw:frame>
        <draw:frame draw:style-name="gr20" draw:text-style-name="P9" draw:layer="layout" svg:width="1.869cm" svg:height="0.729cm" svg:x="13.999cm" svg:y="9.432cm">
          <draw:text-box>
            <text:p><text:span text:style-name="T4">mesos/</text:span></text:p>
          </draw:text-box>
        </draw:frame>
        <draw:frame draw:style-name="gr21" draw:text-style-name="P10" draw:layer="layout" svg:width="4.773cm" svg:height="1.207cm" svg:x="8.83cm" svg:y="2.263cm">
          <draw:text-box>
            <text:p text:style-name="P1"><text:span text:style-name="T5">10.105.255.249</text:span></text:p>
            <text:p text:style-name="P1"><text:span text:style-name="T5">search domain: mesos</text:span></text:p>
          </draw:text-box>
        </draw:frame>
        <draw:frame draw:style-name="gr22" draw:text-style-name="P11" draw:layer="layout" svg:width="6.01cm" svg:height="1.207cm" svg:x="2.13cm" svg:y="2.263cm">
          <draw:text-box>
            <text:p text:style-name="P1"><text:span text:style-name="T4">10.105.255.250</text:span></text:p>
            <text:p text:style-name="P1"><text:span text:style-name="T4">search domain: dsra.local</text:span></text:p>
          </draw:text-box>
        </draw:frame>
        <draw:frame draw:style-name="gr23" draw:text-style-name="P12" draw:layer="layout" svg:width="10.061cm" svg:height="0.729cm" svg:x="12.17cm" svg:y="13.403cm">
          <draw:text-box>
            <text:p><text:span text:style-name="T6">master servers: 10.105.0.3, 10.105.0.5, 10.105.0.7</text:span></text:p>
          </draw:text-box>
        </draw:frame>
        <draw:frame draw:style-name="gr24" draw:text-style-name="P9" draw:layer="layout" svg:width="3.465cm" svg:height="0.729cm" svg:x="3.152cm" svg:y="10.852cm">
          <draw:text-box>
            <text:p><text:span text:style-name="T4">10.105.255.249</text:span></text:p>
          </draw:text-box>
        </draw:frame>
        <draw:frame draw:style-name="gr25" draw:text-style-name="P11" draw:layer="layout" svg:width="7.14cm" svg:height="1.207cm" svg:x="2.624cm" svg:y="16.11cm">
          <draw:text-box>
            <text:p text:style-name="P1"><text:span text:style-name="T4">10.105.0.1, 10.105.0.3, 10.105.0.5 </text:span></text:p>
            <text:p text:style-name="P1"><text:span text:style-name="T4">10.105.0.7, 10.105.0.9</text:span></text:p>
          </draw:text-box>
        </draw:frame>
        <draw:custom-shape draw:style-name="gr26" draw:text-style-name="P3" xml:id="id2" draw:id="id2" draw:layer="layout" svg:width="12.217cm" svg:height="1.868cm" svg:x="11.078cm" svg:y="14.432cm">
          <text:p text:style-name="P1">HDFS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2.979cm" svg:height="5.263cm" svg:x="10.705cm" svg:y="11.675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5.73cm" svg:height="0.962cm" svg:x="10.116cm" svg:y="0.251cm">
          <draw:text-box>
            <text:p><text:span text:style-name="T7">DSRA NETWORK</text:span></text:p>
          </draw:text-box>
        </draw:frame>
        <draw:custom-shape draw:style-name="gr7" draw:text-style-name="P3" xml:id="id6" draw:id="id6" draw:layer="layout" svg:width="2.032cm" svg:height="2.794cm" svg:x="17.147cm" svg:y="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9" draw:text-style-name="P7" draw:layer="layout" svg:width="7.402cm" svg:height="0.962cm" svg:x="14.631cm" svg:y="1.486cm">
          <draw:text-box>
            <text:p><text:span text:style-name="T2">TOMCAT FILE SERVER</text:span></text:p>
          </draw:text-box>
        </draw:frame>
        <draw:frame draw:style-name="gr30" draw:text-style-name="P10" draw:layer="layout" svg:width="4.773cm" svg:height="2.163cm" svg:x="15.731cm" svg:y="2.363cm">
          <draw:text-box>
            <text:p text:style-name="P1"><text:span text:style-name="T5">10.105.255.249:8088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draw:connector draw:style-name="gr5" draw:text-style-name="P5" draw:layer="layout" draw:type="line" svg:x1="17.909cm" svg:y1="6.173cm" svg:x2="17.942cm" svg:y2="11.513cm" draw:start-shape="id6" draw:start-glue-point="7" svg:d="M17909 6173l33 5340" svg:viewBox="0 0 34 5341">
          <text:p/>
        </draw:connector>
        <presentation:notes draw:style-name="dp2">
          <draw:page-thumbnail draw:style-name="gr31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16T09:44:29.510068181</dc:date>
    <meta:editing-duration>PT56M55S</meta:editing-duration>
    <meta:editing-cycles>9</meta:editing-cycles>
    <meta:generator>LibreOffice/4.4.3.2$Linux_X86_64 LibreOffice_project/40m0$Build-2</meta:generator>
    <meta:document-statistic meta:object-count="66"/>
  </office:meta>
</office:document-meta>
</file>